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D5000004F706A10BB3.png"/>
  <manifest:file-entry manifest:media-type="image/jpeg" manifest:full-path="Pictures/10000000000000CC000000CCBA8AFA8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5.397cm" svg:height="5.397cm" svg:x="11cm" svg:y="6.5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20.346cm" svg:x="0cm" svg:y="0cm">
          <draw:image xlink:href="Pictures/10000000000006D5000004F706A10B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06M18S</meta:editing-duration>
    <meta:editing-cycles>3</meta:editing-cycles>
    <meta:generator>OpenOffice.org/3.2$Linux OpenOffice.org_project/320m19$Build-9505</meta:generator>
    <dc:date>2010-10-30T21:17:04</dc:date>
    <meta:document-statistic meta:object-count="27"/>
  </office:meta>
</office:document-meta>
</file>